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828cm" fo:min-width="6.178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0.654cm" fo:min-width="2.4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gr6" style:family="graphic" style:parent-style-name="standard">
      <style:graphic-properties draw:fill-color="#579d1c" draw:textarea-horizontal-align="justify" draw:textarea-vertical-align="middle" draw:auto-grow-height="false" fo:min-height="1.376cm" fo:min-width="2.326cm"/>
    </style:style>
    <style:style style:name="gr7" style:family="graphic" style:parent-style-name="standard">
      <style:graphic-properties draw:stroke="none" svg:stroke-color="#000000" draw:fill="none" draw:fill-color="#ffffff" fo:min-height="0.609cm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 fo:min-height="0.654cm" fo:min-width="2.404cm"/>
    </style:style>
    <style:style style:name="gr9" style:family="graphic" style:parent-style-name="standard">
      <style:graphic-properties draw:stroke="none" svg:stroke-color="#000000" draw:fill="none" draw:fill-color="#ffffff" fo:min-height="0.509cm"/>
    </style:style>
    <style:style style:name="gr10" style:family="graphic" style:parent-style-name="standard">
      <style:graphic-properties draw:textarea-horizontal-align="justify" draw:textarea-vertical-align="middle" draw:auto-grow-height="false" fo:min-height="0.654cm" fo:min-width="6.704cm"/>
    </style:style>
    <style:style style:name="gr11" style:family="graphic" style:parent-style-name="standard">
      <style:graphic-properties draw:fill-color="#579d1c" draw:textarea-horizontal-align="justify" draw:textarea-vertical-align="middle" draw:auto-grow-height="false" fo:min-height="1.916cm" fo:min-width="6.566cm"/>
    </style:style>
    <style:style style:name="gr12" style:family="graphic" style:parent-style-name="standard">
      <style:graphic-properties draw:textarea-horizontal-align="justify" draw:textarea-vertical-align="middle" draw:auto-grow-height="false" fo:min-height="2.368cm" fo:min-width="18.218cm"/>
    </style:style>
    <style:style style:name="gr13" style:family="graphic" style:parent-style-name="standard">
      <style:graphic-properties draw:fill-color="#579d1c" draw:textarea-horizontal-align="justify" draw:textarea-vertical-align="middle" draw:auto-grow-height="false" fo:min-height="3.18cm" fo:min-width="6.23cm"/>
    </style:style>
    <style:style style:name="gr14" style:family="graphic" style:parent-style-name="standard">
      <style:graphic-properties draw:fill-color="#579d1c" draw:textarea-horizontal-align="justify" draw:textarea-vertical-align="middle" draw:auto-grow-height="false" fo:min-height="4.714cm" fo:min-width="6.064cm"/>
    </style:style>
    <style:style style:name="gr15" style:family="graphic" style:parent-style-name="standard">
      <style:graphic-properties draw:textarea-horizontal-align="justify" draw:textarea-vertical-align="middle" draw:auto-grow-height="false" fo:min-height="2.368cm" fo:min-width="7.617cm"/>
    </style:style>
    <style:style style:name="gr16" style:family="graphic" style:parent-style-name="standard">
      <style:graphic-properties draw:fill-color="#579d1c" draw:textarea-horizontal-align="justify" draw:textarea-vertical-align="middle" draw:auto-grow-height="false" fo:min-height="0.924cm" fo:min-width="3.67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/>
    </style:style>
    <style:style style:name="P3" style:family="paragraph">
      <loext:graphic-properties draw:fill="none" draw:fill-color="#ffffff"/>
      <style:text-properties fo:color="#800000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579d1c"/>
      <style:paragraph-properties fo:text-align="center"/>
      <style:text-properties fo:color="#ffffff"/>
    </style:style>
    <style:style style:name="P9" style:family="paragraph">
      <loext:graphic-properties draw:fill-color="#579d1c"/>
      <style:paragraph-properties fo:text-align="start"/>
      <style:text-properties fo:color="#ffffff"/>
    </style:style>
    <style:style style:name="P10" style:family="paragraph">
      <loext:graphic-properties draw:fill-color="#579d1c"/>
      <style:paragraph-properties fo:text-align="start"/>
    </style:style>
    <style:style style:name="T1" style:family="text">
      <style:text-properties fo:color="#ff3333"/>
    </style:style>
    <style:style style:name="T2" style:family="text">
      <style:text-properties fo:color="#ffffff"/>
    </style:style>
    <style:style style:name="T3" style:family="text">
      <style:text-properties fo:color="#800000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SA for LDF" draw:style-name="dp1" draw:master-page-name="默认">
        <draw:custom-shape draw:style-name="gr1" draw:text-style-name="P2" draw:layer="layout" svg:width="7.4cm" svg:height="11.8cm" svg:x="1cm" svg:y="2cm">
          <text:p text:style-name="P1"><text:span text:style-name="T1">.</text:span><text:span text:style-name="T2">/\*</text:span></text:p>
          <text:p text:style-name="P1"><text:span text:style-name="T1">.</text:span><text:span text:style-name="T2">[\s\t]+</text:span></text:p>
          <text:p text:style-name="P1"><text:span text:style-name="T1">.</text:span><text:span text:style-name="T2">\r|\n|\r\n</text:span></text:p>
          <text:p text:style-name="P1"><text:span text:style-name="T2">\r|</text:span><text:span text:style-name="T1">.</text:span><text:span text:style-name="T2">\n|\r\n</text:span></text:p>
          <text:p text:style-name="P1"><text:span text:style-name="T2">\r|\n|</text:span><text:span text:style-name="T1">.</text:span><text:span text:style-name="T2">\r\n</text:span></text:p>
          <text:p text:style-name="P1"><text:span text:style-name="T1">.</text:span><text:span text:style-name="T2">%%</text:span></text:p>
          <text:p text:style-name="P1"><text:span text:style-name="T1">.</text:span><text:span text:style-name="T2">do_[a-z]([a-z_]|[0-9])*</text:span></text:p>
          <text:p text:style-name="P1"><text:span text:style-name="T1">.</text:span><text:span text:style-name="T2">[a-z]([a-z_]|[0-9])*</text:span></text:p>
          <text:p text:style-name="P1"><text:span text:style-name="T1">.</text:span><text:span text:style-name="T2">TK_[A-Z]([A-Z_]|[0-9])*</text:span></text:p>
          <text:p text:style-name="P1"><text:span text:style-name="T1">.</text:span><text:span text:style-name="T2">\{</text:span></text:p>
          <text:p text:style-name="P1"><text:span text:style-name="T1">.</text:span><text:span text:style-name="T2">\}</text:span></text:p>
          <text:p text:style-name="P1"><text:span text:style-name="T1">.</text:span><text:span text:style-name="T2">:</text:span></text:p>
          <text:p text:style-name="P1"><text:span text:style-name="T1">.</text:span><text:span text:style-name="T2">\|</text:span></text:p>
          <text:p text:style-name="P1"><text:span text:style-name="T1">.</text:span><text:span text:style-name="T2">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cm" svg:height="0.962cm" svg:x="4.3cm" svg:y="1cm">
          <draw:text-box>
            <text:p><text:span text:style-name="T3">1</text:span></text:p>
          </draw:text-box>
        </draw:frame>
        <draw:custom-shape draw:style-name="gr3" draw:text-style-name="P5" draw:layer="layout" svg:width="3cm" svg:height="1cm" svg:x="10.8cm" svg:y="2cm">
          <text:p text:style-name="P4"><text:span text:style-name="T2">/</text:span><text:span text:style-name="T1">.</text:span><text:span text:style-name="T2">\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8.407cm" svg:y1="2.785cm" svg:x2="10.8cm" svg:y2="2.623cm">
          <text:p/>
        </draw:line>
        <draw:frame draw:style-name="gr5" draw:text-style-name="P7" draw:layer="layout" svg:width="0.8cm" svg:height="0.725cm" svg:x="8.9cm" svg:y="1.8cm">
          <draw:text-box>
            <text:p><text:span text:style-name="T4">/</text:span></text:p>
          </draw:text-box>
        </draw:frame>
        <draw:line draw:style-name="gr4" draw:text-style-name="P6" draw:layer="layout" svg:x1="8.5cm" svg:y1="4.4cm" svg:x2="10.9cm" svg:y2="4.2cm">
          <text:p/>
        </draw:line>
        <draw:custom-shape draw:style-name="gr6" draw:text-style-name="P8" xml:id="id1" draw:id="id1" draw:layer="layout" svg:width="3cm" svg:height="1.8cm" svg:x="10.9cm" svg:y="3.8cm">
          <text:p text:style-name="P4"><text:span text:style-name="T2">[\s\t]+</text:span><text:span text:style-name="T1">.</text:span></text:p>
          <text:p text:style-name="P4"><text:span text:style-name="T1">.</text:span><text:span text:style-name="T2">[\s\t]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.074cm" svg:height="0.725cm" svg:x="8.999cm" svg:y="3.362cm">
          <draw:text-box>
            <text:p><text:span text:style-name="T4">space</text:span></text:p>
          </draw:text-box>
        </draw:frame>
        <draw:frame draw:style-name="gr7" draw:text-style-name="P7" draw:layer="layout" svg:width="1.1cm" svg:height="0.859cm" svg:x="15.9cm" svg:y="5cm">
          <draw:text-box>
            <text:p><text:span text:style-name="T4">tab</text:span></text:p>
          </draw:text-box>
        </draw:frame>
        <draw:connector draw:style-name="gr4" draw:text-style-name="P6" draw:layer="layout" draw:type="curve" draw:line-skew="0.058cm 1.11cm" svg:x1="12.4cm" svg:y1="5.6cm" svg:x2="13.9cm" svg:y2="4.7cm" draw:start-shape="id1" draw:start-glue-point="2" draw:end-shape="id1" draw:end-glue-point="1" svg:d="M12400 5600c0 840 1556 700 2536 265s1382-1165-1036-1165" svg:viewBox="0 0 3304 1513">
          <text:p/>
        </draw:connector>
        <draw:frame draw:style-name="gr5" draw:text-style-name="P7" draw:layer="layout" svg:width="1.7cm" svg:height="0.725cm" svg:x="15.3cm" svg:y="4.2cm">
          <draw:text-box>
            <text:p><text:span text:style-name="T4">space</text:span></text:p>
          </draw:text-box>
        </draw:frame>
        <draw:frame draw:style-name="gr7" draw:text-style-name="P7" draw:layer="layout" svg:width="1.1cm" svg:height="0.859cm" svg:x="9.1cm" svg:y="4.6cm">
          <draw:text-box>
            <text:p><text:span text:style-name="T4">tab</text:span></text:p>
          </draw:text-box>
        </draw:frame>
        <draw:custom-shape draw:style-name="gr8" draw:text-style-name="P8" draw:layer="layout" svg:width="3cm" svg:height="1cm" svg:x="15.6cm" svg:y="2cm">
          <text:p text:style-name="P4"><text:span text:style-name="T2">/\*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3.898cm" svg:y1="2.447cm" svg:x2="15.6cm" svg:y2="2.4cm">
          <text:p/>
        </draw:line>
        <draw:frame draw:style-name="gr5" draw:text-style-name="P7" draw:layer="layout" svg:width="0.8cm" svg:height="0.725cm" svg:x="14.3cm" svg:y="1.6cm">
          <draw:text-box>
            <text:p><text:span text:style-name="T4">*</text:span></text:p>
          </draw:text-box>
        </draw:frame>
        <draw:custom-shape draw:style-name="gr6" draw:text-style-name="P8" draw:layer="layout" svg:width="3cm" svg:height="1.8cm" svg:x="10.8cm" svg:y="6.6cm">
          <text:p text:style-name="P4"><text:span text:style-name="T2">\r|\n|\r\n</text:span><text:span text:style-name="T1">.</text:span></text:p>
          <text:p text:style-name="P4"><text:span text:style-name="T2">\r|\n|\r</text:span><text:span text:style-name="T1">.</text:span><text:span text:style-name="T2">\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8.4cm" svg:y1="7.2cm" svg:x2="10.8cm" svg:y2="7.2cm">
          <text:p/>
        </draw:line>
        <draw:frame draw:style-name="gr9" draw:text-style-name="P7" draw:layer="layout" svg:width="1.1cm" svg:height="0.759cm" svg:x="9cm" svg:y="6.6cm">
          <draw:text-box>
            <text:p><text:span text:style-name="T4">\r</text:span></text:p>
          </draw:text-box>
        </draw:frame>
        <draw:frame draw:style-name="gr5" draw:text-style-name="P7" draw:layer="layout" svg:width="1.1cm" svg:height="0.725cm" svg:x="14.2cm" svg:y="6.475cm">
          <draw:text-box>
            <text:p><text:span text:style-name="T4">\n</text:span></text:p>
          </draw:text-box>
        </draw:frame>
        <draw:custom-shape draw:style-name="gr6" draw:text-style-name="P8" draw:layer="layout" svg:width="3cm" svg:height="1.8cm" svg:x="10.8cm" svg:y="8.8cm">
          <text:p text:style-name="P4"><text:span text:style-name="T2">\r|\n|\r\n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8.5cm" svg:y1="9.5cm" svg:x2="10.8cm" svg:y2="9.5cm">
          <text:p/>
        </draw:line>
        <draw:custom-shape draw:style-name="gr6" draw:text-style-name="P8" draw:layer="layout" svg:width="3cm" svg:height="1.8cm" svg:x="15.7cm" svg:y="6.6cm">
          <text:p text:style-name="P4"><text:span text:style-name="T2">\r|\n|\r\n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3.8cm" svg:y1="7.4cm" svg:x2="15.7cm" svg:y2="7.4cm">
          <text:p/>
        </draw:line>
        <draw:line draw:style-name="gr4" draw:text-style-name="P6" draw:layer="layout" svg:x1="5.7cm" svg:y1="13.9cm" svg:x2="5.7cm" svg:y2="16.7cm">
          <text:p/>
        </draw:line>
        <draw:frame draw:style-name="gr5" draw:text-style-name="P7" draw:layer="layout" svg:width="1.1cm" svg:height="0.725cm" svg:x="9.1cm" svg:y="8.575cm">
          <draw:text-box>
            <text:p><text:span text:style-name="T4">\n</text:span></text:p>
          </draw:text-box>
        </draw:frame>
        <draw:custom-shape draw:style-name="gr3" draw:text-style-name="P5" draw:layer="layout" svg:width="3cm" svg:height="1cm" svg:x="10.9cm" svg:y="11.4cm">
          <text:p text:style-name="P4"><text:span text:style-name="T2">%</text:span><text:span text:style-name="T1">.</text:span><text:span text:style-name="T2">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8.5cm" svg:y1="10.7cm" svg:x2="10.9cm" svg:y2="12cm">
          <text:p/>
        </draw:line>
        <draw:frame draw:style-name="gr5" draw:text-style-name="P7" draw:layer="layout" svg:width="0.9cm" svg:height="0.725cm" svg:x="9.3cm" svg:y="10.2cm">
          <draw:text-box>
            <text:p><text:span text:style-name="T4">%</text:span></text:p>
          </draw:text-box>
        </draw:frame>
        <draw:custom-shape draw:style-name="gr8" draw:text-style-name="P8" draw:layer="layout" svg:width="3cm" svg:height="1cm" svg:x="15.9cm" svg:y="11.4cm">
          <text:p text:style-name="P4"><text:span text:style-name="T2">%%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4cm" svg:y1="11.9cm" svg:x2="15.9cm" svg:y2="11.9cm">
          <text:p/>
        </draw:line>
        <draw:frame draw:style-name="gr5" draw:text-style-name="P7" draw:layer="layout" svg:width="0.9cm" svg:height="0.725cm" svg:x="14.5cm" svg:y="10.8cm">
          <draw:text-box>
            <text:p><text:span text:style-name="T4">%</text:span></text:p>
          </draw:text-box>
        </draw:frame>
        <draw:custom-shape draw:style-name="gr8" draw:text-style-name="P8" xml:id="id2" draw:id="id2" draw:layer="layout" svg:width="3cm" svg:height="1cm" svg:x="10.9cm" svg:y="13.4cm">
          <text:p text:style-name="P4"><text:span text:style-name="T2">\{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7.673cm" svg:y1="13.891cm" svg:x2="10.9cm" svg:y2="13.9cm" draw:end-shape="id2" draw:end-glue-point="3" svg:d="M7673 13891h1363v9h1864" svg:viewBox="0 0 3228 10">
          <text:p/>
        </draw:connector>
        <draw:frame draw:style-name="gr5" draw:text-style-name="P7" draw:layer="layout" svg:width="0.9cm" svg:height="0.725cm" svg:x="9.1cm" svg:y="13.075cm">
          <draw:text-box>
            <text:p><text:span text:style-name="T4">{</text:span></text:p>
          </draw:text-box>
        </draw:frame>
        <draw:custom-shape draw:style-name="gr8" draw:text-style-name="P8" xml:id="id3" draw:id="id3" draw:layer="layout" svg:width="3cm" svg:height="1cm" svg:x="10.8cm" svg:y="15.3cm">
          <text:p text:style-name="P4"><text:span text:style-name="T2">\}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line-skew="-1.729cm" svg:x1="6.959cm" svg:y1="13.838cm" svg:x2="10.8cm" svg:y2="15.8cm" draw:end-shape="id3" draw:end-glue-point="3" svg:d="M6959 13838h-59v1962h3900" svg:viewBox="0 0 3901 1963">
          <text:p/>
        </draw:connector>
        <draw:frame draw:style-name="gr5" draw:text-style-name="P7" draw:layer="layout" svg:width="0.9cm" svg:height="0.725cm" svg:x="9.1cm" svg:y="14.875cm">
          <draw:text-box>
            <text:p><text:span text:style-name="T4">}</text:span></text:p>
          </draw:text-box>
        </draw:frame>
        <draw:custom-shape draw:style-name="gr10" draw:text-style-name="P2" draw:layer="layout" svg:width="7.3cm" svg:height="1cm" svg:x="2.3cm" svg:y="16.9cm">
          <text:p text:style-name="P1"><text:span text:style-name="T2">T</text:span><text:span text:style-name="T1">.</text:span><text:span text:style-name="T2">K_[A-Z]([A-Z_]|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0.9cm" svg:height="0.725cm" svg:x="4.8cm" svg:y="14.5cm">
          <draw:text-box>
            <text:p><text:span text:style-name="T4">T</text:span></text:p>
          </draw:text-box>
        </draw:frame>
        <draw:line draw:style-name="gr4" draw:text-style-name="P6" draw:layer="layout" svg:x1="5.8cm" svg:y1="18cm" svg:x2="5.8cm" svg:y2="19.7cm">
          <text:p/>
        </draw:line>
        <draw:frame draw:style-name="gr5" draw:text-style-name="P7" draw:layer="layout" svg:width="0.9cm" svg:height="0.725cm" svg:x="6.3cm" svg:y="18.3cm">
          <draw:text-box>
            <text:p><text:span text:style-name="T4">K</text:span></text:p>
          </draw:text-box>
        </draw:frame>
        <draw:custom-shape draw:style-name="gr10" draw:text-style-name="P2" draw:layer="layout" svg:width="7.3cm" svg:height="1cm" svg:x="2.2cm" svg:y="19.7cm">
          <text:p text:style-name="P1"><text:span text:style-name="T2">TK</text:span><text:span text:style-name="T1">.</text:span><text:span text:style-name="T2">_[A-Z]([A-Z_]|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5.8cm" svg:y1="20.8cm" svg:x2="5.8cm" svg:y2="22.5cm">
          <text:p/>
        </draw:line>
        <draw:frame draw:style-name="gr5" draw:text-style-name="P7" draw:layer="layout" svg:width="0.9cm" svg:height="0.725cm" svg:x="6.2cm" svg:y="21.175cm">
          <draw:text-box>
            <text:p><text:span text:style-name="T4">_</text:span></text:p>
          </draw:text-box>
        </draw:frame>
        <draw:custom-shape draw:style-name="gr10" draw:text-style-name="P2" draw:layer="layout" svg:width="7.3cm" svg:height="1cm" svg:x="2.1cm" svg:y="22.5cm">
          <text:p text:style-name="P1"><text:span text:style-name="T2">TK_</text:span><text:span text:style-name="T1">.</text:span><text:span text:style-name="T2">[A-Z]([A-Z_]|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5.8cm" svg:y1="23.5cm" svg:x2="5.8cm" svg:y2="25.2cm">
          <text:p/>
        </draw:line>
        <draw:frame draw:style-name="gr5" draw:text-style-name="P7" draw:layer="layout" svg:width="1.3cm" svg:height="0.725cm" svg:x="6.2cm" svg:y="23.9cm">
          <draw:text-box>
            <text:p><text:span text:style-name="T4">A-Z</text:span></text:p>
          </draw:text-box>
        </draw:frame>
        <draw:custom-shape draw:style-name="gr11" draw:text-style-name="P9" xml:id="id4" draw:id="id4" draw:layer="layout" svg:width="7.3cm" svg:height="2.4cm" svg:x="2.1cm" svg:y="25.2cm">
          <text:p text:style-name="P1"><text:span text:style-name="T2">TK_[A-Z]([A-Z_]|[0-9])*</text:span><text:span text:style-name="T1">.</text:span></text:p>
          <text:p text:style-name="P1"><text:span text:style-name="T2">TK_[A-Z](</text:span><text:span text:style-name="T1">.</text:span><text:span text:style-name="T2">[A-Z_]|[0-9])*</text:span></text:p>
          <text:p text:style-name="P1"><text:span text:style-name="T2">TK_[A-Z]([A-Z_]|</text:span><text:span text:style-name="T1">.</text:span><text:span text:style-name="T2">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9.4cm" svg:y1="26.4cm" svg:x2="9.4cm" svg:y2="26.4cm" draw:start-shape="id4" draw:end-shape="id4" draw:end-glue-point="1" svg:d="M9400 26400z" svg:viewBox="0 0 1 1">
          <text:p/>
        </draw:connector>
        <draw:connector draw:style-name="gr4" draw:text-style-name="P6" draw:layer="layout" draw:type="curve" draw:line-skew="0.058cm 1.11cm" svg:x1="7.9cm" svg:y1="27.688cm" svg:x2="9.4cm" svg:y2="26.788cm" svg:d="M7900 27688c0 840 1556 700 2536 265s1382-1165-1036-1165" svg:viewBox="0 0 3305 1513">
          <text:p/>
        </draw:connector>
        <draw:frame draw:style-name="gr5" draw:text-style-name="P7" draw:layer="layout" svg:width="1.3cm" svg:height="0.725cm" svg:x="10.5cm" svg:y="25.575cm">
          <draw:text-box>
            <text:p><text:span text:style-name="T4">A-Z</text:span></text:p>
          </draw:text-box>
        </draw:frame>
        <draw:frame draw:style-name="gr5" draw:text-style-name="P7" draw:layer="layout" svg:width="1.3cm" svg:height="0.725cm" svg:x="11.5cm" svg:y="26.375cm">
          <draw:text-box>
            <text:p><text:span text:style-name="T4">_</text:span></text:p>
          </draw:text-box>
        </draw:frame>
        <draw:frame draw:style-name="gr5" draw:text-style-name="P7" draw:layer="layout" svg:width="1.3cm" svg:height="0.725cm" svg:x="11.4cm" svg:y="27.8cm">
          <draw:text-box>
            <text:p><text:span text:style-name="T4">0-9</text:span></text:p>
          </draw:text-box>
        </draw:frame>
        <draw:frame draw:style-name="gr2" draw:text-style-name="P3" draw:layer="layout" svg:width="1cm" svg:height="0.962cm" svg:x="11.9cm" svg:y="1.038cm">
          <draw:text-box>
            <text:p><text:span text:style-name="T3">2</text:span></text:p>
          </draw:text-box>
        </draw:frame>
        <draw:frame draw:style-name="gr2" draw:text-style-name="P3" draw:layer="layout" svg:width="1cm" svg:height="0.962cm" svg:x="16.8cm" svg:y="1.038cm">
          <draw:text-box>
            <text:p><text:span text:style-name="T3">3</text:span></text:p>
          </draw:text-box>
        </draw:frame>
        <draw:frame draw:style-name="gr2" draw:text-style-name="P3" draw:layer="layout" svg:width="1cm" svg:height="0.962cm" svg:x="14cm" svg:y="3.1cm">
          <draw:text-box>
            <text:p><text:span text:style-name="T3">4</text:span></text:p>
          </draw:text-box>
        </draw:frame>
        <draw:frame draw:style-name="gr2" draw:text-style-name="P3" draw:layer="layout" svg:width="1cm" svg:height="0.962cm" svg:x="14.1cm" svg:y="7.738cm">
          <draw:text-box>
            <text:p><text:span text:style-name="T3">5</text:span></text:p>
          </draw:text-box>
        </draw:frame>
        <draw:frame draw:style-name="gr2" draw:text-style-name="P3" draw:layer="layout" svg:width="1cm" svg:height="0.962cm" svg:x="18.6cm" svg:y="5.3cm">
          <draw:text-box>
            <text:p><text:span text:style-name="T3">6</text:span></text:p>
          </draw:text-box>
        </draw:frame>
        <draw:frame draw:style-name="gr2" draw:text-style-name="P3" draw:layer="layout" svg:width="1cm" svg:height="0.962cm" svg:x="14cm" svg:y="9.538cm">
          <draw:text-box>
            <text:p><text:span text:style-name="T3">7</text:span></text:p>
          </draw:text-box>
        </draw:frame>
        <draw:frame draw:style-name="gr2" draw:text-style-name="P3" draw:layer="layout" svg:width="1cm" svg:height="0.962cm" svg:x="14.1cm" svg:y="12.238cm">
          <draw:text-box>
            <text:p><text:span text:style-name="T3">8</text:span></text:p>
          </draw:text-box>
        </draw:frame>
        <draw:frame draw:style-name="gr2" draw:text-style-name="P3" draw:layer="layout" svg:width="1cm" svg:height="0.962cm" svg:x="18.4cm" svg:y="10cm">
          <draw:text-box>
            <text:p><text:span text:style-name="T3">9</text:span></text:p>
          </draw:text-box>
        </draw:frame>
        <draw:frame draw:style-name="gr2" draw:text-style-name="P3" draw:layer="layout" svg:width="1.4cm" svg:height="0.962cm" svg:x="14.4cm" svg:y="13.6cm">
          <draw:text-box>
            <text:p><text:span text:style-name="T3">10</text:span></text:p>
          </draw:text-box>
        </draw:frame>
        <draw:frame draw:style-name="gr2" draw:text-style-name="P3" draw:layer="layout" svg:width="1.4cm" svg:height="0.962cm" svg:x="14.3cm" svg:y="15.238cm">
          <draw:text-box>
            <text:p><text:span text:style-name="T3">11</text:span></text:p>
          </draw:text-box>
        </draw:frame>
        <draw:frame draw:style-name="gr2" draw:text-style-name="P3" draw:layer="layout" svg:width="1.4cm" svg:height="0.962cm" svg:x="10.1cm" svg:y="17cm">
          <draw:text-box>
            <text:p><text:span text:style-name="T3">12</text:span></text:p>
          </draw:text-box>
        </draw:frame>
        <draw:frame draw:style-name="gr2" draw:text-style-name="P3" draw:layer="layout" svg:width="1.4cm" svg:height="0.962cm" svg:x="10.2cm" svg:y="19.8cm">
          <draw:text-box>
            <text:p><text:span text:style-name="T3">13</text:span></text:p>
          </draw:text-box>
        </draw:frame>
        <draw:frame draw:style-name="gr2" draw:text-style-name="P3" draw:layer="layout" svg:width="1.4cm" svg:height="0.962cm" svg:x="10.347cm" svg:y="22.573cm">
          <draw:text-box>
            <text:p><text:span text:style-name="T3">14</text:span></text:p>
          </draw:text-box>
        </draw:frame>
        <draw:frame draw:style-name="gr2" draw:text-style-name="P3" draw:layer="layout" svg:width="1.4cm" svg:height="0.962cm" svg:x="12.8cm" svg:y="25.238cm">
          <draw:text-box>
            <text:p><text:span text:style-name="T3">15</text:span></text:p>
          </draw:text-box>
        </draw:frame>
      </draw:page>
      <draw:page draw:name="FSA for LDF 2" draw:style-name="dp1" draw:master-page-name="默认">
        <draw:custom-shape draw:style-name="gr12" draw:text-style-name="P1" draw:layer="layout" svg:width="19cm" svg:height="2.9cm" svg:x="1cm" svg:y="2.4cm">
          <text:p text:style-name="P1"><text:span text:style-name="T1">.</text:span><text:span text:style-name="T2">do_[a-z]([a-z_]|[0-9])*</text:span></text:p>
          <text:p text:style-name="P1"><text:span text:style-name="T1">.</text:span><text:span text:style-name="T2">[a-z]([a-z_]|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cm" svg:height="0.962cm" svg:x="9.8cm" svg:y="1cm">
          <draw:text-box>
            <text:p><text:span text:style-name="T3">1</text:span></text:p>
          </draw:text-box>
        </draw:frame>
        <draw:line draw:style-name="gr4" draw:text-style-name="P6" draw:layer="layout" svg:x1="3.5cm" svg:y1="5.3cm" svg:x2="3.5cm" svg:y2="7.5cm">
          <text:p/>
        </draw:line>
        <draw:frame draw:style-name="gr5" draw:text-style-name="P7" draw:layer="layout" svg:width="0.9cm" svg:height="0.725cm" svg:x="3.8cm" svg:y="5.8cm">
          <draw:text-box>
            <text:p><text:span text:style-name="T4">d</text:span></text:p>
          </draw:text-box>
        </draw:frame>
        <draw:custom-shape draw:style-name="gr13" draw:text-style-name="P9" draw:layer="layout" svg:width="7.1cm" svg:height="3.8cm" svg:x="1.1cm" svg:y="7.5cm">
          <text:p text:style-name="P1"><text:span text:style-name="T2">d</text:span><text:span text:style-name="T1">.</text:span><text:span text:style-name="T2">o_[a-z]([a-z_]|[0-9])*</text:span></text:p>
          <text:p text:style-name="P1"><text:span text:style-name="T2">[a-z]([a-z_]|[0-9])*</text:span><text:span text:style-name="T1">.</text:span></text:p>
          <text:p text:style-name="P1"><text:span text:style-name="T2">[a-z](</text:span><text:span text:style-name="T1">.</text:span><text:span text:style-name="T2">[a-z_]|[0-9])*</text:span></text:p>
          <text:p text:style-name="P1"><text:span text:style-name="T2">[a-z]([a-z_]|</text:span><text:span text:style-name="T1">.</text:span><text:span text:style-name="T2">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4.5cm" svg:y1="5.4cm" svg:x2="14.5cm" svg:y2="7.6cm">
          <text:p/>
        </draw:line>
        <draw:frame draw:style-name="gr5" draw:text-style-name="P7" draw:layer="layout" svg:width="1.1cm" svg:height="0.725cm" svg:x="12.9cm" svg:y="5.975cm">
          <draw:text-box>
            <text:p><text:span text:style-name="T4">a-c</text:span></text:p>
          </draw:text-box>
        </draw:frame>
        <draw:frame draw:style-name="gr5" draw:text-style-name="P7" draw:layer="layout" svg:width="1.1cm" svg:height="0.725cm" svg:x="15cm" svg:y="5.975cm">
          <draw:text-box>
            <text:p><text:span text:style-name="T4">e-z</text:span></text:p>
          </draw:text-box>
        </draw:frame>
        <draw:custom-shape draw:style-name="gr13" draw:text-style-name="P9" xml:id="id5" draw:id="id5" draw:layer="layout" svg:width="7.1cm" svg:height="3.8cm" svg:x="12.9cm" svg:y="7.5cm">
          <text:p text:style-name="P1"><text:span text:style-name="T2">[a-z]([a-z_]|[0-9])*</text:span><text:span text:style-name="T1">.</text:span></text:p>
          <text:p text:style-name="P1"><text:span text:style-name="T2">[a-z](</text:span><text:span text:style-name="T1">.</text:span><text:span text:style-name="T2">[a-z_]|[0-9])*</text:span></text:p>
          <text:p text:style-name="P1"><text:span text:style-name="T2">[a-z]([a-z_]|</text:span><text:span text:style-name="T1">.</text:span><text:span text:style-name="T2">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2.7cm" svg:y1="11.3cm" svg:x2="2.7cm" svg:y2="13.5cm">
          <text:p/>
        </draw:line>
        <draw:frame draw:style-name="gr5" draw:text-style-name="P7" draw:layer="layout" svg:width="0.9cm" svg:height="0.725cm" svg:x="3.1cm" svg:y="12.075cm">
          <draw:text-box>
            <text:p><text:span text:style-name="T4">o</text:span></text:p>
          </draw:text-box>
        </draw:frame>
        <draw:custom-shape draw:style-name="gr13" draw:text-style-name="P9" xml:id="id6" draw:id="id6" draw:layer="layout" svg:width="7.1cm" svg:height="3.8cm" svg:x="1cm" svg:y="13.5cm">
          <text:p text:style-name="P1"><text:span text:style-name="T2">do</text:span><text:span text:style-name="T1">.</text:span><text:span text:style-name="T2">_[a-z]([a-z_]|[0-9])*</text:span></text:p>
          <text:p text:style-name="P1"><text:span text:style-name="T2">[a-z]([a-z_]|[0-9])*</text:span><text:span text:style-name="T1">.</text:span></text:p>
          <text:p text:style-name="P1"><text:span text:style-name="T2">[a-z](</text:span><text:span text:style-name="T1">.</text:span><text:span text:style-name="T2">[a-z_]|[0-9])*</text:span></text:p>
          <text:p text:style-name="P1"><text:span text:style-name="T2">[a-z]([a-z_]|</text:span><text:span text:style-name="T1">.</text:span><text:span text:style-name="T2">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8.3cm" svg:y1="9.2cm" svg:x2="13cm" svg:y2="9.2cm">
          <text:p/>
        </draw:line>
        <draw:frame draw:style-name="gr5" draw:text-style-name="P7" draw:layer="layout" svg:width="1.6cm" svg:height="0.725cm" svg:x="9.6cm" svg:y="7.4cm">
          <draw:text-box>
            <text:p><text:span text:style-name="T4">a-n</text:span></text:p>
          </draw:text-box>
        </draw:frame>
        <draw:frame draw:style-name="gr5" draw:text-style-name="P7" draw:layer="layout" svg:width="1.6cm" svg:height="0.725cm" svg:x="9.6cm" svg:y="8.3cm">
          <draw:text-box>
            <text:p><text:span text:style-name="T4">p-z</text:span></text:p>
          </draw:text-box>
        </draw:frame>
        <draw:frame draw:style-name="gr5" draw:text-style-name="P7" draw:layer="layout" svg:width="0.7cm" svg:height="0.725cm" svg:x="9.6cm" svg:y="9.475cm">
          <draw:text-box>
            <text:p><text:span text:style-name="T4">_</text:span></text:p>
          </draw:text-box>
        </draw:frame>
        <draw:frame draw:style-name="gr5" draw:text-style-name="P7" draw:layer="layout" svg:width="1.6cm" svg:height="0.725cm" svg:x="9.5cm" svg:y="10.5cm">
          <draw:text-box>
            <text:p><text:span text:style-name="T4">0-9</text:span></text:p>
          </draw:text-box>
        </draw:frame>
        <draw:connector draw:style-name="gr4" draw:text-style-name="P6" draw:layer="layout" draw:type="curve" draw:line-skew="0.81cm -0.911cm" svg:x1="16.45cm" svg:y1="11.3cm" svg:x2="12.9cm" svg:y2="9.4cm" draw:start-shape="id5" draw:start-glue-point="2" draw:end-shape="id5" svg:d="M16450 11300c0 1968-2481 1640-3898 673s-1770-2573 348-2573" svg:viewBox="0 0 5051 3342">
          <text:p/>
        </draw:connector>
        <draw:frame draw:style-name="gr5" draw:text-style-name="P7" draw:layer="layout" svg:width="1.6cm" svg:height="0.725cm" svg:x="16.6cm" svg:y="11.7cm">
          <draw:text-box>
            <text:p><text:span text:style-name="T4">a-z</text:span></text:p>
          </draw:text-box>
        </draw:frame>
        <draw:frame draw:style-name="gr5" draw:text-style-name="P7" draw:layer="layout" svg:width="0.7cm" svg:height="0.725cm" svg:x="16.8cm" svg:y="12.375cm">
          <draw:text-box>
            <text:p><text:span text:style-name="T4">_</text:span></text:p>
          </draw:text-box>
        </draw:frame>
        <draw:frame draw:style-name="gr5" draw:text-style-name="P7" draw:layer="layout" svg:width="1.6cm" svg:height="0.725cm" svg:x="16.7cm" svg:y="13.4cm">
          <draw:text-box>
            <text:p><text:span text:style-name="T4">0-9</text:span></text:p>
          </draw:text-box>
        </draw:frame>
        <draw:connector draw:style-name="gr4" draw:text-style-name="P6" xml:id="id8" draw:id="id8" draw:layer="layout" draw:type="curve" svg:x1="8.1cm" svg:y1="15.4cm" svg:x2="14.128cm" svg:y2="11.431cm" draw:start-shape="id6" draw:start-glue-point="1" svg:d="M8100 15400c4897 0 1884-3969 6028-3969" svg:viewBox="0 0 6029 3970">
          <text:p/>
        </draw:connector>
        <draw:frame draw:style-name="gr5" draw:text-style-name="P7" draw:layer="layout" svg:width="1.6cm" svg:height="0.725cm" svg:x="8.9cm" svg:y="13.975cm">
          <draw:text-box>
            <text:p><text:span text:style-name="T4">a-z</text:span></text:p>
          </draw:text-box>
        </draw:frame>
        <draw:frame draw:style-name="gr5" draw:text-style-name="P7" draw:layer="layout" svg:width="1.6cm" svg:height="0.725cm" svg:x="9.1cm" svg:y="15.7cm">
          <draw:text-box>
            <text:p><text:span text:style-name="T4">0-9</text:span></text:p>
          </draw:text-box>
        </draw:frame>
        <draw:line draw:style-name="gr4" draw:text-style-name="P6" draw:layer="layout" svg:x1="2.7cm" svg:y1="17.3cm" svg:x2="2.7cm" svg:y2="19.5cm">
          <text:p/>
        </draw:line>
        <draw:frame draw:style-name="gr5" draw:text-style-name="P7" draw:layer="layout" svg:width="0.7cm" svg:height="0.725cm" svg:x="3cm" svg:y="17.8cm">
          <draw:text-box>
            <text:p><text:span text:style-name="T4">_</text:span></text:p>
          </draw:text-box>
        </draw:frame>
        <draw:custom-shape draw:style-name="gr14" draw:text-style-name="P9" xml:id="id9" draw:id="id9" draw:layer="layout" svg:width="7.1cm" svg:height="5.5cm" svg:x="9.2cm" svg:y="23.2cm">
          <text:p text:style-name="P1"><text:span text:style-name="T2">do_[a-z]([a-z_]|[0-9])*</text:span><text:span text:style-name="T1">.</text:span></text:p>
          <text:p text:style-name="P1"><text:span text:style-name="T2">do_[a-z](</text:span><text:span text:style-name="T1">.</text:span><text:span text:style-name="T2">[a-z_]|[0-9])*</text:span></text:p>
          <text:p text:style-name="P1"><text:span text:style-name="T2">do_[a-z]([a-z_]|</text:span><text:span text:style-name="T1">.</text:span><text:span text:style-name="T2">[0-9])*</text:span></text:p>
          <text:p text:style-name="P1"><text:span text:style-name="T2">[a-z]([a-z_]|[0-9])*</text:span><text:span text:style-name="T1">.</text:span></text:p>
          <text:p text:style-name="P1"><text:span text:style-name="T2">[a-z](</text:span><text:span text:style-name="T1">.</text:span><text:span text:style-name="T2">[a-z_]|[0-9])*</text:span></text:p>
          <text:p text:style-name="P1"><text:span text:style-name="T2">[a-z]([a-z_]|</text:span><text:span text:style-name="T1">.</text:span><text:span text:style-name="T2">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xml:id="id7" draw:id="id7" draw:layer="layout" svg:width="7.1cm" svg:height="3.8cm" svg:x="1cm" svg:y="19.4cm">
          <text:p text:style-name="P1"><text:span text:style-name="T2">do_</text:span><text:span text:style-name="T1">.</text:span><text:span text:style-name="T2">[a-z]([a-z_]|[0-9])*</text:span></text:p>
          <text:p text:style-name="P1"><text:span text:style-name="T2">[a-z]([a-z_]|[0-9])*</text:span><text:span text:style-name="T1">.</text:span></text:p>
          <text:p text:style-name="P1"><text:span text:style-name="T2">[a-z](</text:span><text:span text:style-name="T1">.</text:span><text:span text:style-name="T2">[a-z_]|[0-9])*</text:span></text:p>
          <text:p text:style-name="P1"><text:span text:style-name="T2">[a-z]([a-z_]|</text:span><text:span text:style-name="T1">.</text:span><text:span text:style-name="T2">[0-9])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draw:type="curve" svg:x1="8.1cm" svg:y1="21.3cm" svg:x2="14.128cm" svg:y2="11.431cm" draw:start-shape="id7" draw:start-glue-point="1" draw:end-shape="id8" draw:end-glue-point="3" svg:d="M8100 21300c9792 0 6778-9869 6028-9869" svg:viewBox="0 0 7056 9870">
          <text:p/>
        </draw:connector>
        <draw:frame draw:style-name="gr5" draw:text-style-name="P7" draw:layer="layout" svg:width="0.7cm" svg:height="0.725cm" svg:x="9.5cm" svg:y="20.3cm">
          <draw:text-box>
            <text:p><text:span text:style-name="T4">_</text:span></text:p>
          </draw:text-box>
        </draw:frame>
        <draw:frame draw:style-name="gr5" draw:text-style-name="P7" draw:layer="layout" svg:width="1.6cm" svg:height="0.725cm" svg:x="9.6cm" svg:y="21.775cm">
          <draw:text-box>
            <text:p><text:span text:style-name="T4">0-9</text:span></text:p>
          </draw:text-box>
        </draw:frame>
        <draw:frame draw:style-name="gr5" draw:text-style-name="P7" draw:layer="layout" svg:width="1.6cm" svg:height="0.725cm" svg:x="6.7cm" svg:y="23.875cm">
          <draw:text-box>
            <text:p><text:span text:style-name="T4">a-z</text:span></text:p>
          </draw:text-box>
        </draw:frame>
        <draw:connector draw:style-name="gr4" draw:text-style-name="P6" draw:layer="layout" draw:type="curve" draw:line-skew="-2.555cm" svg:x1="4.26cm" svg:y1="23.363cm" svg:x2="9.2cm" svg:y2="25.95cm" draw:end-shape="id9" draw:end-glue-point="3" svg:d="M4260 23363c-502 0-2972 2587 4940 2587" svg:viewBox="0 0 5700 2588">
          <text:p/>
        </draw:connector>
        <draw:connector draw:style-name="gr4" draw:text-style-name="P6" draw:layer="layout" draw:type="curve" draw:line-skew="0.11cm -0.811cm" svg:x1="16.3cm" svg:y1="25.95cm" svg:x2="12.75cm" svg:y2="23.2cm" draw:start-shape="id9" draw:start-glue-point="1" draw:end-shape="id9" draw:end-glue-point="0" svg:d="M16300 25950c918 0 765-2031-352-3211s-3198-1507-3198 461" svg:viewBox="0 0 4150 4162">
          <text:p/>
        </draw:connector>
        <draw:frame draw:style-name="gr5" draw:text-style-name="P7" draw:layer="layout" svg:width="1.6cm" svg:height="0.725cm" svg:x="16.6cm" svg:y="22.1cm">
          <draw:text-box>
            <text:p><text:span text:style-name="T4">a-z</text:span></text:p>
          </draw:text-box>
        </draw:frame>
        <draw:frame draw:style-name="gr5" draw:text-style-name="P7" draw:layer="layout" svg:width="0.7cm" svg:height="0.725cm" svg:x="16.8cm" svg:y="22.875cm">
          <draw:text-box>
            <text:p><text:span text:style-name="T4">_</text:span></text:p>
          </draw:text-box>
        </draw:frame>
        <draw:frame draw:style-name="gr5" draw:text-style-name="P7" draw:layer="layout" svg:width="1.6cm" svg:height="0.725cm" svg:x="16.8cm" svg:y="24.1cm">
          <draw:text-box>
            <text:p><text:span text:style-name="T4">0-9</text:span></text:p>
          </draw:text-box>
        </draw:frame>
        <draw:frame draw:style-name="gr2" draw:text-style-name="P3" draw:layer="layout" svg:width="1.4cm" svg:height="0.962cm" svg:x="7.5cm" svg:y="6cm">
          <draw:text-box>
            <text:p><text:span text:style-name="T3">16</text:span></text:p>
          </draw:text-box>
        </draw:frame>
        <draw:frame draw:style-name="gr2" draw:text-style-name="P3" draw:layer="layout" svg:width="1.4cm" svg:height="0.962cm" svg:x="17.3cm" svg:y="6.038cm">
          <draw:text-box>
            <text:p><text:span text:style-name="T3">17</text:span></text:p>
          </draw:text-box>
        </draw:frame>
        <draw:frame draw:style-name="gr2" draw:text-style-name="P3" draw:layer="layout" svg:width="1.4cm" svg:height="0.962cm" svg:x="8.2cm" svg:y="12.8cm">
          <draw:text-box>
            <text:p><text:span text:style-name="T3">18</text:span></text:p>
          </draw:text-box>
        </draw:frame>
        <draw:frame draw:style-name="gr2" draw:text-style-name="P3" draw:layer="layout" svg:width="1.4cm" svg:height="0.962cm" svg:x="8.247cm" svg:y="18.841cm">
          <draw:text-box>
            <text:p><text:span text:style-name="T3">19</text:span></text:p>
          </draw:text-box>
        </draw:frame>
        <draw:frame draw:style-name="gr2" draw:text-style-name="P3" draw:layer="layout" svg:width="1.4cm" svg:height="0.962cm" svg:x="15.7cm" svg:y="20.5cm">
          <draw:text-box>
            <text:p><text:span text:style-name="T3">20</text:span></text:p>
          </draw:text-box>
        </draw:frame>
      </draw:page>
      <draw:page draw:name="FSA for LDF 3" draw:style-name="dp1" draw:master-page-name="默认">
        <draw:frame draw:style-name="gr2" draw:text-style-name="P3" draw:layer="layout" svg:width="1cm" svg:height="0.962cm" svg:x="4.8cm" svg:y="1cm">
          <draw:text-box>
            <text:p><text:span text:style-name="T3">1</text:span></text:p>
          </draw:text-box>
        </draw:frame>
        <draw:custom-shape draw:style-name="gr15" draw:text-style-name="P1" draw:layer="layout" svg:width="8.399cm" svg:height="2.9cm" svg:x="1.001cm" svg:y="2.401cm">
          <text:p text:style-name="P1"><text:span text:style-name="T1">.</text:span><text:span text:style-name="T2">:</text:span></text:p>
          <text:p text:style-name="P1"><text:span text:style-name="T1">.</text:span><text:span text:style-name="T2">\|</text:span></text:p>
          <text:p text:style-name="P1"><text:span text:style-name="T1">.</text:span><text:span text:style-name="T2">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299cm" svg:height="1.3cm" svg:x="14cm" svg:y="2.4cm">
          <text:p text:style-name="P1"><text:span text:style-name="T2">: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9.5cm" svg:y1="2.9cm" svg:x2="13.9cm" svg:y2="2.9cm">
          <text:p/>
        </draw:line>
        <draw:frame draw:style-name="gr5" draw:text-style-name="P7" draw:layer="layout" svg:width="1.2cm" svg:height="0.725cm" svg:x="10.8cm" svg:y="2cm">
          <draw:text-box>
            <text:p><text:span text:style-name="T4">:</text:span></text:p>
          </draw:text-box>
        </draw:frame>
        <draw:custom-shape draw:style-name="gr16" draw:text-style-name="P10" draw:layer="layout" svg:width="4.299cm" svg:height="1.3cm" svg:x="13.901cm" svg:y="6.7cm">
          <text:p text:style-name="P1"><text:span text:style-name="T2">\|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.2cm" svg:height="0.725cm" svg:x="11.5cm" svg:y="5.5cm">
          <draw:text-box>
            <text:p><text:span text:style-name="T4">|</text:span></text:p>
          </draw:text-box>
        </draw:frame>
        <draw:line draw:style-name="gr4" draw:text-style-name="P6" draw:layer="layout" svg:x1="8cm" svg:y1="5.4cm" svg:x2="13.8cm" svg:y2="7.4cm">
          <text:p/>
        </draw:line>
        <draw:custom-shape draw:style-name="gr16" draw:text-style-name="P10" draw:layer="layout" svg:width="4.299cm" svg:height="1.3cm" svg:x="2.501cm" svg:y="7.8cm">
          <text:p text:style-name="P1"><text:span text:style-name="T2">;</text:span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4.6cm" svg:y1="5.4cm" svg:x2="4.6cm" svg:y2="7.8cm">
          <text:p/>
        </draw:line>
        <draw:frame draw:style-name="gr5" draw:text-style-name="P7" draw:layer="layout" svg:width="1.2cm" svg:height="0.725cm" svg:x="5.1cm" svg:y="6cm">
          <draw:text-box>
            <text:p><text:span text:style-name="T4">;</text:span></text:p>
          </draw:text-box>
        </draw:frame>
        <draw:frame draw:style-name="gr2" draw:text-style-name="P3" draw:layer="layout" svg:width="1.8cm" svg:height="0.962cm" svg:x="15.8cm" svg:y="1.038cm">
          <draw:text-box>
            <text:p><text:span text:style-name="T3">21</text:span></text:p>
          </draw:text-box>
        </draw:frame>
        <draw:frame draw:style-name="gr2" draw:text-style-name="P3" draw:layer="layout" svg:width="1.8cm" svg:height="0.962cm" svg:x="15.8cm" svg:y="5.238cm">
          <draw:text-box>
            <text:p><text:span text:style-name="T3">22</text:span></text:p>
          </draw:text-box>
        </draw:frame>
        <draw:frame draw:style-name="gr2" draw:text-style-name="P3" draw:layer="layout" svg:width="1.8cm" svg:height="0.962cm" svg:x="7.2cm" svg:y="8.038cm">
          <draw:text-box>
            <text:p><text:span text:style-name="T3">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4:14:10.196000000</meta:creation-date>
    <dc:date>2015-06-04T23:44:01.331000000</dc:date>
    <meta:editing-duration>P3DT8H18M24S</meta:editing-duration>
    <meta:editing-cycles>35</meta:editing-cycles>
    <meta:generator>LibreOffice/4.4.2.2$Windows_x86 LibreOffice_project/c4c7d32d0d49397cad38d62472b0bc8acff48dd6</meta:generator>
    <meta:document-statistic meta:object-count="123"/>
  </office:meta>
</office:document-meta>
</file>